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objectwithoutfill">
      <style:graphic-properties svg:stroke-color="#000080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2.319cm"/>
    </style:style>
    <style:style style:name="gr6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color="#ff0000" fo:font-size="10pt" style:font-size-asian="10pt" style:font-size-complex="10pt"/>
    </style:style>
    <style:style style:name="P5" style:family="paragraph">
      <style:text-properties fo:color="#33cc66" fo:font-size="10pt" style:font-size-asian="10pt" style:font-size-complex="10pt"/>
    </style:style>
    <style:style style:name="T1" style:family="text">
      <style:text-properties fo:color="#0000ff" fo:font-size="10pt" style:font-size-asian="10pt" style:font-size-complex="1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ff0000" fo:font-size="10pt" style:font-size-asian="10pt" style:font-size-complex="10pt"/>
    </style:style>
    <style:style style:name="T5" style:family="text">
      <style:text-properties fo:color="#33cc66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4.5cm" svg:height="2.5cm" svg:x="4.9cm" svg:y="3.6cm">
          <text:p text:style-name="P1">Formed</text:p>
        </draw:ellipse>
        <draw:path draw:style-name="gr2" draw:text-style-name="P1" draw:layer="layout" svg:width="0.704cm" svg:height="1.217cm" draw:transform="rotate (1.5707963267946) translate (7.54168880572134cm 3.7910000000018cm)" svg:viewBox="0 0 705 1218" svg:d="m171 27c311-137 414 276 472 472 62 211 131 506-86 664-222 162-519-63-557-300l214-43 64-21">
          <text:p/>
        </draw:path>
        <draw:path draw:style-name="gr2" draw:text-style-name="P1" draw:layer="layout" svg:width="1.325cm" svg:height="1.073cm" draw:transform="rotate (0.725009771278307) translate (8.93596573385373cm 4.19116311762651cm)" svg:viewBox="0 0 1326 1074" svg:d="m91 33c317-78 660-15 921 157 150 98 491 278 200 549-181 169-383 273-603 325-271 63-409-179-609-281l255-62 209-43">
          <text:p/>
        </draw:path>
        <draw:path draw:style-name="gr2" draw:text-style-name="P1" draw:layer="layout" svg:width="0.887cm" svg:height="0.913cm" draw:transform="rotate (-0.219213354051633) translate (9.09624837865188cm 5.27468922796835cm)" svg:viewBox="0 0 888 914" svg:d="m170 0c287-10 506 215 665 423 179 235-138 413-356 475-308 87-406-198-479-377l224 16 92 24">
          <text:p/>
        </draw:path>
        <draw:polyline draw:style-name="gr2" draw:text-style-name="P1" draw:layer="layout" svg:width="0.234cm" svg:height="0cm" svg:x="8.448cm" svg:y="3.791cm" svg:viewBox="0 0 235 0" draw:points="0,0 235,0 214,0">
          <text:p/>
        </draw:polyline>
        <draw:polyline draw:style-name="gr2" draw:text-style-name="P1" draw:layer="layout" svg:width="0.317cm" svg:height="0.003cm" draw:transform="rotate (-0.843168561639487) translate (9.45761879819833cm 4.77466755568528cm)" svg:viewBox="0 0 318 4" draw:points="0,4 288,2 318,0">
          <text:p/>
        </draw:polyline>
        <draw:polyline draw:style-name="gr2" draw:text-style-name="P1" draw:layer="layout" svg:width="0.306cm" svg:height="0.003cm" draw:transform="rotate (-1.78512275894065) translate (8.98737405726987cm 5.80595209941887cm)" svg:viewBox="0 0 307 4" draw:points="0,4 218,0 307,3">
          <text:p/>
        </draw:polyline>
        <draw:frame draw:style-name="gr3" draw:text-style-name="P2" draw:layer="layout" svg:width="2.78cm" svg:height="1.039cm" svg:x="7.12cm" svg:y="2.1cm">
          <draw:text-box>
            <text:p text:style-name="P1"><text:span text:style-name="T1">askToJoin(idu)</text:span></text:p>
            <text:p text:style-name="P1"><text:span text:style-name="T2">[idu]</text:span></text:p>
          </draw:text-box>
        </draw:frame>
        <draw:frame draw:style-name="gr3" draw:text-style-name="P3" draw:layer="layout" svg:width="2.073cm" svg:height="1.039cm" svg:x="10.427cm" svg:y="3.7cm">
          <draw:text-box>
            <text:p text:style-name="P1"><text:span text:style-name="T1">insert(idu)</text:span></text:p>
            <text:p text:style-name="P1"><text:span text:style-name="T3">[teacher]</text:span></text:p>
          </draw:text-box>
        </draw:frame>
        <draw:frame draw:style-name="gr3" draw:text-style-name="P3" draw:layer="layout" svg:width="2.542cm" svg:height="1.039cm" svg:x="9.358cm" svg:y="6.061cm">
          <draw:text-box>
            <text:p text:style-name="P1"><text:span text:style-name="T1">quit(idu)</text:span></text:p>
            <text:p text:style-name="P1"><text:span text:style-name="T3">[idu, teacher]</text:span></text:p>
          </draw:text-box>
        </draw:frame>
        <draw:line draw:style-name="gr4" draw:text-style-name="P1" draw:layer="layout" svg:x1="10cm" svg:y1="2.7cm" svg:x2="14.5cm" svg:y2="3.7cm">
          <text:p/>
        </draw:line>
        <draw:line draw:style-name="gr4" draw:text-style-name="P1" draw:layer="layout" svg:x1="12.5cm" svg:y1="4.2cm" svg:x2="14.5cm" svg:y2="4.2cm">
          <text:p/>
        </draw:line>
        <draw:line draw:style-name="gr4" draw:text-style-name="P1" draw:layer="layout" svg:x1="11.9cm" svg:y1="6.6cm" svg:x2="14.5cm" svg:y2="4.7cm">
          <text:p/>
        </draw:line>
        <draw:frame draw:style-name="gr5" draw:text-style-name="P4" draw:layer="layout" svg:width="2.819cm" svg:height="1cm" svg:x="15cm" svg:y="3.7cm">
          <draw:text-box>
            <text:p><text:span text:style-name="T4">InvalidId</text:span></text:p>
          </draw:text-box>
        </draw:frame>
        <draw:line draw:style-name="gr6" draw:text-style-name="P1" draw:layer="layout" svg:x1="7.5cm" svg:y1="6.2cm" svg:x2="8cm" svg:y2="8.2cm">
          <text:p/>
        </draw:line>
        <draw:line draw:style-name="gr6" draw:text-style-name="P1" draw:layer="layout" svg:x1="5.5cm" svg:y1="5.7cm" svg:x2="4cm" svg:y2="7.7cm">
          <text:p/>
        </draw:line>
        <draw:frame draw:style-name="gr3" draw:text-style-name="P5" draw:layer="layout" svg:width="2.149cm" svg:height="0.645cm" svg:x="3cm" svg:y="7.7cm">
          <draw:text-box>
            <text:p><text:span text:style-name="T5">status(idu)</text:span></text:p>
          </draw:text-box>
        </draw:frame>
        <draw:frame draw:style-name="gr3" draw:text-style-name="P5" draw:layer="layout" svg:width="1.975cm" svg:height="0.645cm" svg:x="7.5cm" svg:y="8.2cm">
          <draw:text-box>
            <text:p><text:span text:style-name="T5">member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re Ly</meta:initial-creator>
    <meta:creation-date>2014-07-22T17:03:06</meta:creation-date>
    <dc:date>2014-07-22T17:26:19</dc:date>
    <dc:creator>Alexandre Ly</dc:creator>
    <meta:editing-duration>PT13M2S</meta:editing-duration>
    <meta:editing-cycles>4</meta:editing-cycles>
    <meta:generator>OpenOffice.org/3.3$Unix OpenOffice.org_project/330m20$Build-9567</meta:generator>
    <meta:document-statistic meta:object-count="18"/>
  </office:meta>
</office:document-meta>
</file>